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я1" style:family="table">
      <style:table-properties style:width="3.3465in" table:align="margins"/>
    </style:style>
    <style:style style:name="Таблиця1.A" style:family="table-column">
      <style:table-column-properties style:column-width="1.809in" style:rel-column-width="35426*"/>
    </style:style>
    <style:style style:name="Таблиця1.B" style:family="table-column">
      <style:table-column-properties style:column-width="1.5375in" style:rel-column-width="30109*"/>
    </style:style>
    <style:style style:name="Таблиця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.B1" style:family="table-cell">
      <style:table-cell-properties fo:padding="0.0382in" fo:border="0.05pt solid #000000"/>
    </style:style>
    <style:style style:name="Таблиця1.A2" style:family="table-cell">
      <style:table-cell-properties fo:padding="0.0382in" fo:border-left="0.05pt solid #000000" fo:border-right="none" fo:border-top="none" fo:border-bottom="0.05pt solid #000000"/>
    </style:style>
    <style:style style:name="Таблиця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3399ff" fo:font-size="10.5pt" officeooo:rsid="00178130" officeooo:paragraph-rsid="00178130" style:font-size-asian="10.5pt" style:font-size-complex="10.5pt"/>
    </style:style>
    <style:style style:name="P2" style:family="paragraph" style:parent-style-name="Standard">
      <style:text-properties fo:color="#800000" fo:font-size="10.5pt" fo:language="en" fo:country="US" officeooo:rsid="001b0aea" officeooo:paragraph-rsid="0051c3d2" style:font-size-asian="10.5pt" style:font-size-complex="10.5pt"/>
    </style:style>
    <style:style style:name="P3" style:family="paragraph" style:parent-style-name="Standard">
      <style:text-properties fo:color="#800000" fo:font-size="10.5pt" fo:language="en" fo:country="US" officeooo:rsid="001c67a2" officeooo:paragraph-rsid="0051c3d2" style:font-size-asian="10.5pt" style:font-size-complex="10.5pt"/>
    </style:style>
    <style:style style:name="P4" style:family="paragraph" style:parent-style-name="Standard">
      <style:text-properties fo:color="#800000" fo:font-size="10.5pt" fo:language="en" fo:country="US" officeooo:rsid="001d7452" officeooo:paragraph-rsid="0051c3d2" style:font-size-asian="10.5pt" style:font-size-complex="10.5pt"/>
    </style:style>
    <style:style style:name="P5" style:family="paragraph" style:parent-style-name="Standard">
      <style:text-properties fo:color="#800000" fo:font-size="10.5pt" fo:language="en" fo:country="US" officeooo:rsid="001d9ea9" officeooo:paragraph-rsid="0051c3d2" style:font-size-asian="10.5pt" style:font-size-complex="10.5pt"/>
    </style:style>
    <style:style style:name="P6" style:family="paragraph" style:parent-style-name="Standard">
      <style:text-properties fo:color="#800000" fo:font-size="10.5pt" fo:language="en" fo:country="US" officeooo:rsid="0017c91c" officeooo:paragraph-rsid="0051c3d2" style:font-size-asian="10.5pt" style:font-size-complex="10.5pt"/>
    </style:style>
    <style:style style:name="P7" style:family="paragraph" style:parent-style-name="Standard">
      <style:text-properties fo:color="#800000" fo:font-size="10.5pt" fo:language="en" fo:country="US" officeooo:rsid="0027207e" officeooo:paragraph-rsid="0051c3d2" style:font-size-asian="10.5pt" style:font-size-complex="10.5pt"/>
    </style:style>
    <style:style style:name="P8" style:family="paragraph" style:parent-style-name="Standard">
      <style:text-properties fo:color="#800000" fo:font-size="10.5pt" fo:language="en" fo:country="US" officeooo:rsid="00287666" officeooo:paragraph-rsid="0051c3d2" style:font-size-asian="10.5pt" style:font-size-complex="10.5pt"/>
    </style:style>
    <style:style style:name="P9" style:family="paragraph" style:parent-style-name="Standard">
      <style:text-properties fo:color="#800000" fo:font-size="10.5pt" fo:language="en" fo:country="US" officeooo:rsid="0029a8c4" officeooo:paragraph-rsid="0051c3d2" style:font-size-asian="10.5pt" style:font-size-complex="10.5pt"/>
    </style:style>
    <style:style style:name="P10" style:family="paragraph" style:parent-style-name="Standard">
      <style:text-properties fo:color="#800000" fo:font-size="10.5pt" fo:language="en" fo:country="US" officeooo:rsid="0029ac7d" officeooo:paragraph-rsid="0051c3d2" style:font-size-asian="10.5pt" style:font-size-complex="10.5pt"/>
    </style:style>
    <style:style style:name="P11" style:family="paragraph" style:parent-style-name="Standard">
      <style:text-properties fo:color="#800000" fo:font-size="10.5pt" fo:language="en" fo:country="US" officeooo:rsid="002c1ce1" officeooo:paragraph-rsid="0051c3d2" style:font-size-asian="10.5pt" style:font-size-complex="10.5pt"/>
    </style:style>
    <style:style style:name="P12" style:family="paragraph" style:parent-style-name="Standard">
      <style:text-properties fo:color="#800000" fo:font-size="10.5pt" fo:language="en" fo:country="US" officeooo:rsid="0019d531" officeooo:paragraph-rsid="0051c3d2" style:font-size-asian="10.5pt" style:font-size-complex="10.5pt"/>
    </style:style>
    <style:style style:name="P13" style:family="paragraph" style:parent-style-name="Standard">
      <style:text-properties fo:color="#800000" fo:font-size="10.5pt" fo:language="en" fo:country="US" officeooo:rsid="0018cf3f" officeooo:paragraph-rsid="0051c3d2" style:font-size-asian="10.5pt" style:font-size-complex="10.5pt"/>
    </style:style>
    <style:style style:name="P14" style:family="paragraph" style:parent-style-name="Standard">
      <style:text-properties fo:color="#800000" fo:font-size="10.5pt" fo:language="en" fo:country="US" officeooo:rsid="00186321" officeooo:paragraph-rsid="0051c3d2" style:font-size-asian="10.5pt" style:font-size-complex="10.5pt"/>
    </style:style>
    <style:style style:name="P15" style:family="paragraph" style:parent-style-name="Standard">
      <style:text-properties fo:color="#800000" fo:font-size="10.5pt" fo:language="en" fo:country="US" officeooo:rsid="00179e0b" officeooo:paragraph-rsid="0051c3d2" style:font-size-asian="10.5pt" style:font-size-complex="10.5pt"/>
    </style:style>
    <style:style style:name="P16" style:family="paragraph" style:parent-style-name="Standard">
      <style:text-properties fo:color="#800000" fo:font-size="10.5pt" fo:language="en" fo:country="US" officeooo:rsid="00167ccb" officeooo:paragraph-rsid="0051c3d2" style:font-size-asian="10.5pt" style:font-size-complex="10.5pt"/>
    </style:style>
    <style:style style:name="P17" style:family="paragraph" style:parent-style-name="Standard">
      <style:text-properties fo:color="#800000" fo:font-size="10.5pt" fo:language="en" fo:country="US" officeooo:rsid="00154c65" officeooo:paragraph-rsid="0051c3d2" style:font-size-asian="10.5pt" style:font-size-complex="10.5pt"/>
    </style:style>
    <style:style style:name="P18" style:family="paragraph" style:parent-style-name="Standard">
      <style:text-properties fo:color="#800000" fo:font-size="10.5pt" fo:language="en" fo:country="US" officeooo:rsid="001442b0" officeooo:paragraph-rsid="0051c3d2" style:font-size-asian="10.5pt" style:font-size-complex="10.5pt"/>
    </style:style>
    <style:style style:name="P19" style:family="paragraph" style:parent-style-name="Standard">
      <style:text-properties fo:color="#800000" fo:font-size="10.5pt" fo:language="en" fo:country="US" officeooo:rsid="0012987f" officeooo:paragraph-rsid="0051c3d2" style:font-size-asian="10.5pt" style:font-size-complex="10.5pt"/>
    </style:style>
    <style:style style:name="P20" style:family="paragraph" style:parent-style-name="Standard">
      <style:text-properties fo:color="#800000" fo:font-size="10.5pt" fo:language="en" fo:country="US" officeooo:rsid="00110726" officeooo:paragraph-rsid="0051c3d2" style:font-size-asian="10.5pt" style:font-size-complex="10.5pt"/>
    </style:style>
    <style:style style:name="P21" style:family="paragraph" style:parent-style-name="Standard">
      <style:text-properties fo:color="#800000" fo:font-size="10.5pt" fo:language="en" fo:country="US" officeooo:rsid="00103a8e" officeooo:paragraph-rsid="0051c3d2" style:font-size-asian="10.5pt" style:font-size-complex="10.5pt"/>
    </style:style>
    <style:style style:name="P22" style:family="paragraph" style:parent-style-name="Standard">
      <style:text-properties fo:color="#800000" fo:font-size="10.5pt" fo:language="en" fo:country="US" officeooo:rsid="000f32c5" officeooo:paragraph-rsid="0051c3d2" style:font-size-asian="10.5pt" style:font-size-complex="10.5pt"/>
    </style:style>
    <style:style style:name="P23" style:family="paragraph" style:parent-style-name="Standard">
      <style:text-properties fo:color="#800000" fo:font-size="10.5pt" fo:language="uk" fo:country="UA" officeooo:rsid="001d9ea9" officeooo:paragraph-rsid="0051c3d2" style:font-size-asian="10.5pt" style:font-size-complex="10.5pt"/>
    </style:style>
    <style:style style:name="P24" style:family="paragraph" style:parent-style-name="Standard">
      <style:text-properties fo:font-size="10.5pt" fo:language="uk" fo:country="UA" officeooo:rsid="001d9ea9" officeooo:paragraph-rsid="0051c3d2" style:font-size-asian="10.5pt" style:font-size-complex="10.5pt"/>
    </style:style>
    <style:style style:name="P25" style:family="paragraph" style:parent-style-name="Standard">
      <style:text-properties fo:font-size="10.5pt" fo:language="uk" fo:country="UA" officeooo:rsid="000f32c5" officeooo:paragraph-rsid="0051c3d2" style:font-size-asian="10.5pt" style:font-size-complex="10.5pt"/>
    </style:style>
    <style:style style:name="P26" style:family="paragraph" style:parent-style-name="Standard">
      <style:text-properties fo:font-size="10.5pt" fo:language="uk" fo:country="UA" officeooo:rsid="00103a8e" officeooo:paragraph-rsid="0051c3d2" style:font-size-asian="10.5pt" style:font-size-complex="10.5pt"/>
    </style:style>
    <style:style style:name="P27" style:family="paragraph" style:parent-style-name="Standard">
      <style:text-properties fo:font-size="10.5pt" fo:language="uk" fo:country="UA" officeooo:rsid="00110726" officeooo:paragraph-rsid="0051c3d2" style:font-size-asian="10.5pt" style:font-size-complex="10.5pt"/>
    </style:style>
    <style:style style:name="P28" style:family="paragraph" style:parent-style-name="Standard">
      <style:text-properties fo:font-size="10.5pt" fo:language="uk" fo:country="UA" officeooo:rsid="0012987f" officeooo:paragraph-rsid="0051c3d2" style:font-size-asian="10.5pt" style:font-size-complex="10.5pt"/>
    </style:style>
    <style:style style:name="P29" style:family="paragraph" style:parent-style-name="Standard">
      <style:text-properties fo:font-size="10.5pt" fo:language="uk" fo:country="UA" officeooo:rsid="001442b0" officeooo:paragraph-rsid="0051c3d2" style:font-size-asian="10.5pt" style:font-size-complex="10.5pt"/>
    </style:style>
    <style:style style:name="P30" style:family="paragraph" style:parent-style-name="Standard">
      <style:text-properties fo:font-size="10.5pt" fo:language="uk" fo:country="UA" officeooo:rsid="00154c65" officeooo:paragraph-rsid="0051c3d2" style:font-size-asian="10.5pt" style:font-size-complex="10.5pt"/>
    </style:style>
    <style:style style:name="P31" style:family="paragraph" style:parent-style-name="Standard">
      <style:text-properties fo:font-size="10.5pt" fo:language="uk" fo:country="UA" officeooo:rsid="00167ccb" officeooo:paragraph-rsid="0051c3d2" style:font-size-asian="10.5pt" style:font-size-complex="10.5pt"/>
    </style:style>
    <style:style style:name="P32" style:family="paragraph" style:parent-style-name="Standard">
      <style:text-properties fo:font-size="10.5pt" fo:language="uk" fo:country="UA" officeooo:rsid="00179e0b" officeooo:paragraph-rsid="0051c3d2" style:font-size-asian="10.5pt" style:font-size-complex="10.5pt"/>
    </style:style>
    <style:style style:name="P33" style:family="paragraph" style:parent-style-name="Standard">
      <style:text-properties fo:font-size="10.5pt" fo:language="uk" fo:country="UA" officeooo:rsid="00186321" officeooo:paragraph-rsid="0051c3d2" style:font-size-asian="10.5pt" style:font-size-complex="10.5pt"/>
    </style:style>
    <style:style style:name="P34" style:family="paragraph" style:parent-style-name="Standard">
      <style:text-properties fo:font-size="10.5pt" fo:language="uk" fo:country="UA" officeooo:rsid="0018cf3f" officeooo:paragraph-rsid="0051c3d2" style:font-size-asian="10.5pt" style:font-size-complex="10.5pt"/>
    </style:style>
    <style:style style:name="P35" style:family="paragraph" style:parent-style-name="Standard">
      <style:text-properties fo:font-size="10.5pt" fo:language="uk" fo:country="UA" officeooo:rsid="0019d531" officeooo:paragraph-rsid="0051c3d2" style:font-size-asian="10.5pt" style:font-size-complex="10.5pt"/>
    </style:style>
    <style:style style:name="P36" style:family="paragraph" style:parent-style-name="Standard">
      <style:text-properties fo:font-size="10.5pt" fo:language="uk" fo:country="UA" officeooo:rsid="001b0aea" officeooo:paragraph-rsid="0051c3d2" style:font-size-asian="10.5pt" style:font-size-complex="10.5pt"/>
    </style:style>
    <style:style style:name="P37" style:family="paragraph" style:parent-style-name="Standard">
      <style:text-properties fo:font-size="10.5pt" fo:language="uk" fo:country="UA" officeooo:rsid="001c67a2" officeooo:paragraph-rsid="0051c3d2" style:font-size-asian="10.5pt" style:font-size-complex="10.5pt"/>
    </style:style>
    <style:style style:name="P38" style:family="paragraph" style:parent-style-name="Standard">
      <style:text-properties fo:font-size="10.5pt" fo:language="uk" fo:country="UA" officeooo:rsid="001d7452" officeooo:paragraph-rsid="0051c3d2" style:font-size-asian="10.5pt" style:font-size-complex="10.5pt"/>
    </style:style>
    <style:style style:name="P39" style:family="paragraph" style:parent-style-name="Standard">
      <style:text-properties fo:font-size="10.5pt" fo:language="uk" fo:country="UA" officeooo:rsid="0027207e" officeooo:paragraph-rsid="0051c3d2" style:font-size-asian="10.5pt" style:font-size-complex="10.5pt"/>
    </style:style>
    <style:style style:name="P40" style:family="paragraph" style:parent-style-name="Standard">
      <style:text-properties fo:font-size="10.5pt" fo:language="uk" fo:country="UA" officeooo:rsid="00287666" officeooo:paragraph-rsid="0051c3d2" style:font-size-asian="10.5pt" style:font-size-complex="10.5pt"/>
    </style:style>
    <style:style style:name="P41" style:family="paragraph" style:parent-style-name="Standard">
      <style:text-properties fo:font-size="10.5pt" fo:language="uk" fo:country="UA" officeooo:rsid="0029a8c4" officeooo:paragraph-rsid="0051c3d2" style:font-size-asian="10.5pt" style:font-size-complex="10.5pt"/>
    </style:style>
    <style:style style:name="P42" style:family="paragraph" style:parent-style-name="Standard">
      <style:text-properties fo:font-size="10.5pt" fo:language="uk" fo:country="UA" officeooo:rsid="0029ac7d" officeooo:paragraph-rsid="0051c3d2" style:font-size-asian="10.5pt" style:font-size-complex="10.5pt"/>
    </style:style>
    <style:style style:name="P43" style:family="paragraph" style:parent-style-name="Standard">
      <style:text-properties fo:font-size="10.5pt" fo:language="uk" fo:country="UA" officeooo:rsid="002c1ce1" officeooo:paragraph-rsid="0051c3d2" style:font-size-asian="10.5pt" style:font-size-complex="10.5pt"/>
    </style:style>
    <style:style style:name="P44" style:family="paragraph" style:parent-style-name="Standard">
      <style:text-properties fo:font-size="10.5pt" officeooo:paragraph-rsid="0051c3d2" style:font-size-asian="10.5pt" style:font-size-complex="10.5pt"/>
    </style:style>
    <style:style style:name="P45" style:family="paragraph" style:parent-style-name="Table_20_Contents">
      <style:text-properties fo:font-size="10.5pt" fo:language="uk" fo:country="UA" officeooo:rsid="0025fb0f" officeooo:paragraph-rsid="0025fb0f" style:font-size-asian="10.5pt" style:font-size-complex="10.5pt"/>
    </style:style>
    <style:style style:name="P46" style:family="paragraph" style:parent-style-name="Table_20_Contents">
      <style:text-properties fo:font-size="10.5pt" fo:language="uk" fo:country="UA" officeooo:rsid="0026a238" officeooo:paragraph-rsid="0026a238" style:font-size-asian="10.5pt" style:font-size-complex="10.5pt"/>
    </style:style>
    <style:style style:name="P47" style:family="paragraph" style:parent-style-name="Table_20_Contents">
      <style:text-properties fo:font-size="10.5pt" fo:language="uk" fo:country="UA" officeooo:rsid="0017c91c" officeooo:paragraph-rsid="0017c91c" style:font-size-asian="10.5pt" style:font-size-complex="10.5pt"/>
    </style:style>
    <style:style style:name="P48" style:family="paragraph" style:parent-style-name="Table_20_Contents">
      <style:text-properties fo:font-size="10.5pt" fo:language="uk" fo:country="UA" officeooo:rsid="0019ad18" officeooo:paragraph-rsid="0019ad18" style:font-size-asian="10.5pt" style:font-size-complex="10.5pt"/>
    </style:style>
    <style:style style:name="P49" style:family="paragraph" style:parent-style-name="Table_20_Contents">
      <style:text-properties fo:font-size="10.5pt" fo:language="uk" fo:country="UA" officeooo:rsid="001f734e" officeooo:paragraph-rsid="001f734e" style:font-size-asian="10.5pt" style:font-size-complex="10.5pt"/>
    </style:style>
    <style:style style:name="P50" style:family="paragraph" style:parent-style-name="Table_20_Contents">
      <style:text-properties fo:font-size="10.5pt" fo:language="uk" fo:country="UA" officeooo:rsid="00213e88" officeooo:paragraph-rsid="00213e88" style:font-size-asian="10.5pt" style:font-size-complex="10.5pt"/>
    </style:style>
    <style:style style:name="P51" style:family="paragraph" style:parent-style-name="Table_20_Contents">
      <style:text-properties fo:font-size="10.5pt" fo:language="uk" fo:country="UA" officeooo:rsid="002b4551" officeooo:paragraph-rsid="002b4551" style:font-size-asian="10.5pt" style:font-size-complex="10.5pt"/>
    </style:style>
    <style:style style:name="P52" style:family="paragraph" style:parent-style-name="Table_20_Contents">
      <style:text-properties fo:font-size="10.5pt" officeooo:rsid="0025fb0f" officeooo:paragraph-rsid="0025fb0f" style:font-size-asian="10.5pt" style:font-size-complex="10.5pt"/>
    </style:style>
    <style:style style:name="P53" style:family="paragraph" style:parent-style-name="Table_20_Contents">
      <style:text-properties fo:font-size="10.5pt" officeooo:rsid="0026a238" officeooo:paragraph-rsid="0026a238" style:font-size-asian="10.5pt" style:font-size-complex="10.5pt"/>
    </style:style>
    <style:style style:name="P54" style:family="paragraph" style:parent-style-name="Table_20_Contents">
      <style:text-properties fo:font-size="10.5pt" officeooo:rsid="0027b32e" officeooo:paragraph-rsid="0027b32e" style:font-size-asian="10.5pt" style:font-size-complex="10.5pt"/>
    </style:style>
    <style:style style:name="P55" style:family="paragraph" style:parent-style-name="Table_20_Contents">
      <style:text-properties fo:font-size="10.5pt" officeooo:rsid="0017c91c" officeooo:paragraph-rsid="0017c91c" style:font-size-asian="10.5pt" style:font-size-complex="10.5pt"/>
    </style:style>
    <style:style style:name="P56" style:family="paragraph" style:parent-style-name="Table_20_Contents">
      <style:text-properties fo:font-size="10.5pt" officeooo:rsid="001a01de" officeooo:paragraph-rsid="001a01de" style:font-size-asian="10.5pt" style:font-size-complex="10.5pt"/>
    </style:style>
    <style:style style:name="P57" style:family="paragraph" style:parent-style-name="Table_20_Contents">
      <style:text-properties fo:font-size="10.5pt" officeooo:rsid="001bb753" style:font-size-asian="10.5pt" style:font-size-complex="10.5pt"/>
    </style:style>
    <style:style style:name="P58" style:family="paragraph" style:parent-style-name="Table_20_Contents">
      <style:text-properties fo:font-size="10.5pt" officeooo:rsid="001bb753" officeooo:paragraph-rsid="001bb753" style:font-size-asian="10.5pt" style:font-size-complex="10.5pt"/>
    </style:style>
    <style:style style:name="P59" style:family="paragraph" style:parent-style-name="Table_20_Contents">
      <style:text-properties fo:font-size="10.5pt" officeooo:rsid="001c85b6" officeooo:paragraph-rsid="001c85b6" style:font-size-asian="10.5pt" style:font-size-complex="10.5pt"/>
    </style:style>
    <style:style style:name="P60" style:family="paragraph" style:parent-style-name="Table_20_Contents">
      <style:text-properties fo:font-size="10.5pt" officeooo:rsid="001d7f25" officeooo:paragraph-rsid="001d7f25" style:font-size-asian="10.5pt" style:font-size-complex="10.5pt"/>
    </style:style>
    <style:style style:name="P61" style:family="paragraph" style:parent-style-name="Table_20_Contents">
      <style:text-properties fo:font-size="10.5pt" officeooo:rsid="0022aeba" officeooo:paragraph-rsid="0022aeba" style:font-size-asian="10.5pt" style:font-size-complex="10.5pt"/>
    </style:style>
    <style:style style:name="P62" style:family="paragraph" style:parent-style-name="Table_20_Contents">
      <style:text-properties fo:color="#800000" fo:font-size="10.5pt" fo:language="en" fo:country="US" officeooo:rsid="0025fb0f" officeooo:paragraph-rsid="0025fb0f" style:font-size-asian="10.5pt" style:font-size-complex="10.5pt"/>
    </style:style>
    <style:style style:name="P63" style:family="paragraph" style:parent-style-name="Table_20_Contents">
      <style:text-properties fo:color="#800000" fo:font-size="10.5pt" fo:language="en" fo:country="US" officeooo:rsid="0026a238" officeooo:paragraph-rsid="0026a238" style:font-size-asian="10.5pt" style:font-size-complex="10.5pt"/>
    </style:style>
    <style:style style:name="P64" style:family="paragraph" style:parent-style-name="Table_20_Contents">
      <style:text-properties fo:color="#800000" fo:font-size="10.5pt" fo:language="en" fo:country="US" officeooo:rsid="0022aeba" officeooo:paragraph-rsid="0022aeba" style:font-size-asian="10.5pt" style:font-size-complex="10.5pt"/>
    </style:style>
    <style:style style:name="P65" style:family="paragraph" style:parent-style-name="Table_20_Contents">
      <style:text-properties fo:color="#800000" fo:font-size="10.5pt" fo:language="en" fo:country="US" officeooo:rsid="00213e88" officeooo:paragraph-rsid="00213e88" style:font-size-asian="10.5pt" style:font-size-complex="10.5pt"/>
    </style:style>
    <style:style style:name="P66" style:family="paragraph" style:parent-style-name="Table_20_Contents">
      <style:text-properties fo:color="#800000" fo:font-size="10.5pt" fo:language="en" fo:country="US" officeooo:rsid="001f734e" officeooo:paragraph-rsid="001f734e" style:font-size-asian="10.5pt" style:font-size-complex="10.5pt"/>
    </style:style>
    <style:style style:name="P67" style:family="paragraph" style:parent-style-name="Table_20_Contents">
      <style:text-properties fo:color="#800000" fo:font-size="10.5pt" fo:language="en" fo:country="US" officeooo:rsid="001d7f25" officeooo:paragraph-rsid="001d7f25" style:font-size-asian="10.5pt" style:font-size-complex="10.5pt"/>
    </style:style>
    <style:style style:name="P68" style:family="paragraph" style:parent-style-name="Table_20_Contents">
      <style:text-properties fo:color="#800000" fo:font-size="10.5pt" fo:language="en" fo:country="US" officeooo:rsid="001c85b6" officeooo:paragraph-rsid="001c85b6" style:font-size-asian="10.5pt" style:font-size-complex="10.5pt"/>
    </style:style>
    <style:style style:name="P69" style:family="paragraph" style:parent-style-name="Table_20_Contents">
      <style:text-properties fo:color="#800000" fo:font-size="10.5pt" fo:language="en" fo:country="US" officeooo:rsid="001bb753" officeooo:paragraph-rsid="001bb753" style:font-size-asian="10.5pt" style:font-size-complex="10.5pt"/>
    </style:style>
    <style:style style:name="P70" style:family="paragraph" style:parent-style-name="Table_20_Contents">
      <style:text-properties fo:color="#800000" fo:font-size="10.5pt" fo:language="en" fo:country="US" officeooo:rsid="001a01de" officeooo:paragraph-rsid="001a01de" style:font-size-asian="10.5pt" style:font-size-complex="10.5pt"/>
    </style:style>
    <style:style style:name="P71" style:family="paragraph" style:parent-style-name="Table_20_Contents">
      <style:text-properties fo:color="#800000" fo:font-size="10.5pt" fo:language="en" fo:country="US" officeooo:rsid="0019ad18" officeooo:paragraph-rsid="0019ad18" style:font-size-asian="10.5pt" style:font-size-complex="10.5pt"/>
    </style:style>
    <style:style style:name="P72" style:family="paragraph" style:parent-style-name="Table_20_Contents">
      <style:text-properties fo:color="#800000" fo:font-size="10.5pt" fo:language="en" fo:country="US" officeooo:rsid="0017c91c" officeooo:paragraph-rsid="0017c91c" style:font-size-asian="10.5pt" style:font-size-complex="10.5pt"/>
    </style:style>
    <style:style style:name="P73" style:family="paragraph" style:parent-style-name="Table_20_Contents">
      <style:text-properties fo:color="#800000" fo:font-size="10.5pt" fo:language="en" fo:country="US" officeooo:rsid="002b4551" officeooo:paragraph-rsid="002b4551" style:font-size-asian="10.5pt" style:font-size-complex="10.5pt"/>
    </style:style>
    <style:style style:name="P74" style:family="paragraph" style:parent-style-name="Table_20_Contents">
      <style:text-properties fo:color="#800000" fo:font-size="10.5pt" fo:language="en" fo:country="US" officeooo:rsid="002f0bf5" officeooo:paragraph-rsid="002f0bf5" style:font-size-asian="10.5pt" style:font-size-complex="10.5pt"/>
    </style:style>
    <style:style style:name="P75" style:family="paragraph" style:parent-style-name="Table_20_Contents">
      <style:text-properties fo:color="#800000" fo:font-size="10.5pt" fo:language="en" fo:country="US" officeooo:rsid="002f8ef8" officeooo:paragraph-rsid="002f8ef8" style:font-size-asian="10.5pt" style:font-size-complex="10.5pt"/>
    </style:style>
    <style:style style:name="P76" style:family="paragraph" style:parent-style-name="Table_20_Contents">
      <style:text-properties fo:color="#800000" fo:font-size="10.5pt" fo:language="en" fo:country="US" officeooo:rsid="0030121a" officeooo:paragraph-rsid="0030121a" style:font-size-asian="10.5pt" style:font-size-complex="10.5pt"/>
    </style:style>
    <style:style style:name="P77" style:family="paragraph" style:parent-style-name="Table_20_Contents">
      <style:text-properties fo:color="#800000" fo:font-size="10.5pt" fo:language="en" fo:country="US" officeooo:rsid="0032bab8" officeooo:paragraph-rsid="0032bab8" style:font-size-asian="10.5pt" style:font-size-complex="10.5pt"/>
    </style:style>
    <style:style style:name="P78" style:family="paragraph" style:parent-style-name="Table_20_Contents">
      <style:text-properties fo:font-size="10.5pt" fo:language="uk" fo:country="UA" officeooo:rsid="002f0bf5" officeooo:paragraph-rsid="002f0bf5" style:font-size-asian="10.5pt" style:font-size-complex="10.5pt"/>
    </style:style>
    <style:style style:name="P79" style:family="paragraph" style:parent-style-name="Table_20_Contents">
      <style:text-properties fo:font-size="10.5pt" fo:language="uk" fo:country="UA" officeooo:rsid="002f8ef8" officeooo:paragraph-rsid="002f8ef8" style:font-size-asian="10.5pt" style:font-size-complex="10.5pt"/>
    </style:style>
    <style:style style:name="P80" style:family="paragraph" style:parent-style-name="Table_20_Contents">
      <style:text-properties fo:font-size="10.5pt" officeooo:rsid="0030121a" officeooo:paragraph-rsid="0030121a" style:font-size-asian="10.5pt" style:font-size-complex="10.5pt"/>
    </style:style>
    <style:style style:name="P81" style:family="paragraph" style:parent-style-name="Table_20_Contents">
      <style:text-properties fo:font-size="10.5pt" officeooo:rsid="0032bab8" officeooo:paragraph-rsid="0032bab8" style:font-size-asian="10.5pt" style:font-size-complex="10.5pt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51c3d2"/>
    </style:style>
    <style:style style:name="T3" style:family="text">
      <style:text-properties fo:language="uk" fo:country="UA" officeooo:rsid="00309387"/>
    </style:style>
    <style:style style:name="T4" style:family="text">
      <style:text-properties officeooo:rsid="0018f5c3"/>
    </style:style>
    <style:style style:name="T5" style:family="text">
      <style:text-properties officeooo:rsid="001a01de"/>
    </style:style>
    <style:style style:name="T6" style:family="text">
      <style:text-properties officeooo:rsid="00235e43"/>
    </style:style>
    <style:style style:name="T7" style:family="text">
      <style:text-properties officeooo:rsid="00248c0e"/>
    </style:style>
    <style:style style:name="T8" style:family="text">
      <style:text-properties officeooo:rsid="0051c3d2"/>
    </style:style>
    <style:style style:name="T9" style:family="text">
      <style:text-properties style:font-name="Liberation Serif" fo:language="uk" fo:country="UA" officeooo:rsid="001d9ea9"/>
    </style:style>
    <style:style style:name="T10" style:family="text">
      <style:text-properties style:font-name="Liberation Serif" fo:language="uk" fo:country="UA" officeooo:rsid="0051c3d2"/>
    </style:style>
    <style:style style:name="T11" style:family="text">
      <style:text-properties style:font-name="Liberation Serif" fo:language="uk" fo:country="UA" officeooo:rsid="003102a5"/>
    </style:style>
    <style:style style:name="T12" style:family="text">
      <style:text-properties style:font-name="Liberation Serif" fo:language="uk" fo:country="UA" officeooo:rsid="0032325d"/>
    </style:style>
    <style:style style:name="T13" style:family="text">
      <style:text-properties style:font-name="Liberation Serif" fo:language="uk" fo:country="UA" officeooo:rsid="003377a5"/>
    </style:style>
    <style:style style:name="T14" style:family="text">
      <style:text-properties style:font-name="Liberation Serif" fo:language="uk" fo:country="UA" officeooo:rsid="00347d08"/>
    </style:style>
    <style:style style:name="T15" style:family="text">
      <style:text-properties style:font-name="Liberation Serif" fo:language="uk" fo:country="UA" officeooo:rsid="00342972"/>
    </style:style>
    <style:style style:name="T16" style:family="text">
      <style:text-properties style:font-name="Liberation Serif" officeooo:rsid="003102a5"/>
    </style:style>
    <style:style style:name="T17" style:family="text">
      <style:text-properties style:font-name="Liberation Serif" officeooo:rsid="0032325d"/>
    </style:style>
    <style:style style:name="T18" style:family="text">
      <style:text-properties style:font-name="Liberation Serif" officeooo:rsid="003377a5"/>
    </style:style>
    <style:style style:name="T19" style:family="text">
      <style:text-properties style:font-name="Liberation Serif" officeooo:rsid="00347d08"/>
    </style:style>
    <style:style style:name="T20" style:family="text">
      <style:text-properties style:font-name="Liberation Serif" officeooo:rsid="00342972"/>
    </style:style>
    <style:style style:name="T21" style:family="text">
      <style:text-properties officeooo:rsid="0027b32e"/>
    </style:style>
    <style:style style:name="T22" style:family="text">
      <style:text-properties officeooo:rsid="0029b235"/>
    </style:style>
    <style:style style:name="T23" style:family="text">
      <style:text-properties fo:language="en" fo:country="US" officeooo:rsid="002b7650"/>
    </style:style>
    <style:style style:name="T24" style:family="text">
      <style:text-properties officeooo:rsid="002b7650"/>
    </style:style>
    <style:style style:name="T25" style:family="text">
      <style:text-properties officeooo:rsid="003093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я1" table:style-name="Таблиця1">
        <table:table-column table:style-name="Таблиця1.A"/>
        <table:table-column table:style-name="Таблиця1.B"/>
        <table:table-row>
          <table:table-cell table:style-name="Таблиця1.A1" office:value-type="string">
            <text:p text:style-name="P72">diverse</text:p>
          </table:table-cell>
          <table:table-cell table:style-name="Таблиця1.B1" office:value-type="string">
            <text:p text:style-name="P47">відмінний</text:p>
          </table:table-cell>
        </table:table-row>
        <table:table-row>
          <table:table-cell table:style-name="Таблиця1.A2" office:value-type="string">
            <text:p text:style-name="P72">gambling</text:p>
          </table:table-cell>
          <table:table-cell table:style-name="Таблиця1.B2" office:value-type="string">
            <text:p text:style-name="P55">азартні ігри</text:p>
          </table:table-cell>
        </table:table-row>
        <table:table-row>
          <table:table-cell table:style-name="Таблиця1.A2" office:value-type="string">
            <text:p text:style-name="P72">own</text:p>
          </table:table-cell>
          <table:table-cell table:style-name="Таблиця1.B2" office:value-type="string">
            <text:p text:style-name="P55">володіти</text:p>
          </table:table-cell>
        </table:table-row>
        <table:table-row>
          <table:table-cell table:style-name="Таблиця1.A2" office:value-type="string">
            <text:p text:style-name="P72">overcome the limitation of</text:p>
          </table:table-cell>
          <table:table-cell table:style-name="Таблиця1.B2" office:value-type="string">
            <text:p text:style-name="P55">подолати обмеження</text:p>
          </table:table-cell>
        </table:table-row>
        <table:table-row>
          <table:table-cell table:style-name="Таблиця1.A2" office:value-type="string">
            <text:p text:style-name="P72">originally</text:p>
          </table:table-cell>
          <table:table-cell table:style-name="Таблиця1.B2" office:value-type="string">
            <text:p text:style-name="P55">спочатку</text:p>
          </table:table-cell>
        </table:table-row>
        <table:table-row>
          <table:table-cell table:style-name="Таблиця1.A2" office:value-type="string">
            <text:p text:style-name="P72"><text:span text:style-name="T1">а</text:span>rtificial satellite</text:p>
          </table:table-cell>
          <table:table-cell table:style-name="Таблиця1.B2" office:value-type="string">
            <text:p text:style-name="P55">штучний</text:p>
          </table:table-cell>
        </table:table-row>
        <table:table-row>
          <table:table-cell table:style-name="Таблиця1.A2" office:value-type="string">
            <text:p text:style-name="P72">pinpointing</text:p>
          </table:table-cell>
          <table:table-cell table:style-name="Таблиця1.B2" office:value-type="string">
            <text:p text:style-name="P55">точне визначення</text:p>
          </table:table-cell>
        </table:table-row>
        <table:table-row>
          <table:table-cell table:style-name="Таблиця1.A2" office:value-type="string">
            <text:p text:style-name="P72"><text:span text:style-name="T5">t</text:span>his led us</text:p>
          </table:table-cell>
          <table:table-cell table:style-name="Таблиця1.B2" office:value-type="string">
            <text:p text:style-name="P55">це привело нас</text:p>
          </table:table-cell>
        </table:table-row>
        <table:table-row>
          <table:table-cell table:style-name="Таблиця1.A2" office:value-type="string">
            <text:p text:style-name="P72">accurate</text:p>
          </table:table-cell>
          <table:table-cell table:style-name="Таблиця1.B2" office:value-type="string">
            <text:p text:style-name="P55">точний</text:p>
          </table:table-cell>
        </table:table-row>
        <table:table-row>
          <table:table-cell table:style-name="Таблиця1.A2" office:value-type="string">
            <text:p text:style-name="P72">deterrent</text:p>
          </table:table-cell>
          <table:table-cell table:style-name="Таблиця1.B2" office:value-type="string">
            <text:p text:style-name="P55">стримувальний</text:p>
          </table:table-cell>
        </table:table-row>
        <table:table-row>
          <table:table-cell table:style-name="Таблиця1.A2" office:value-type="string">
            <text:p text:style-name="P72">vital</text:p>
          </table:table-cell>
          <table:table-cell table:style-name="Таблиця1.B2" office:value-type="string">
            <text:p text:style-name="P55">життєво важливий</text:p>
          </table:table-cell>
        </table:table-row>
        <table:table-row>
          <table:table-cell table:style-name="Таблиця1.A2" office:value-type="string">
            <text:p text:style-name="P72">essentially</text:p>
          </table:table-cell>
          <table:table-cell table:style-name="Таблиця1.B2" office:value-type="string">
            <text:p text:style-name="P55">по суті</text:p>
          </table:table-cell>
        </table:table-row>
        <table:table-row>
          <table:table-cell table:style-name="Таблиця1.A2" office:value-type="string">
            <text:p text:style-name="P72">surveying</text:p>
          </table:table-cell>
          <table:table-cell table:style-name="Таблиця1.B2" office:value-type="string">
            <text:p text:style-name="P55">геодезія</text:p>
          </table:table-cell>
        </table:table-row>
        <table:table-row>
          <table:table-cell table:style-name="Таблиця1.A2" office:value-type="string">
            <text:p text:style-name="P72">superior</text:p>
          </table:table-cell>
          <table:table-cell table:style-name="Таблиця1.B2" office:value-type="string">
            <text:p text:style-name="P55">чудовий</text:p>
          </table:table-cell>
        </table:table-row>
        <table:table-row>
          <table:table-cell table:style-name="Таблиця1.A2" office:value-type="string">
            <text:p text:style-name="P72">intentional</text:p>
          </table:table-cell>
          <table:table-cell table:style-name="Таблиця1.B2" office:value-type="string">
            <text:p text:style-name="P55">навмисний</text:p>
          </table:table-cell>
        </table:table-row>
        <table:table-row>
          <table:table-cell table:style-name="Таблиця1.A2" office:value-type="string">
            <text:p text:style-name="P72">moreover</text:p>
          </table:table-cell>
          <table:table-cell table:style-name="Таблиця1.B2" office:value-type="string">
            <text:p text:style-name="P55">крім того</text:p>
          </table:table-cell>
        </table:table-row>
        <table:table-row>
          <table:table-cell table:style-name="Таблиця1.A2" office:value-type="string">
            <text:p text:style-name="P72"><text:span text:style-name="T4">h</text:span>e felt sorry <text:span text:style-name="T6">for</text:span></text:p>
          </table:table-cell>
          <table:table-cell table:style-name="Таблиця1.B2" office:value-type="string">
            <text:p text:style-name="P55">йому стало шкода</text:p>
          </table:table-cell>
        </table:table-row>
        <table:table-row>
          <table:table-cell table:style-name="Таблиця1.A2" office:value-type="string">
            <text:p text:style-name="P71">get to </text:p>
          </table:table-cell>
          <table:table-cell table:style-name="Таблиця1.B2" office:value-type="string">
            <text:p text:style-name="P48">дістатися до</text:p>
          </table:table-cell>
        </table:table-row>
        <table:table-row>
          <table:table-cell table:style-name="Таблиця1.A2" office:value-type="string">
            <text:p text:style-name="P70">as soon as</text:p>
          </table:table-cell>
          <table:table-cell table:style-name="Таблиця1.B2" office:value-type="string">
            <text:p text:style-name="P56">як тільки</text:p>
          </table:table-cell>
        </table:table-row>
        <table:table-row>
          <table:table-cell table:style-name="Таблиця1.A2" office:value-type="string">
            <text:p text:style-name="P70">fall in love with</text:p>
          </table:table-cell>
          <table:table-cell table:style-name="Таблиця1.B2" office:value-type="string">
            <text:p text:style-name="P45">закохуватися</text:p>
          </table:table-cell>
        </table:table-row>
        <table:table-row>
          <table:table-cell table:style-name="Таблиця1.A2" office:value-type="string">
            <text:p text:style-name="P70">get lost on</text:p>
          </table:table-cell>
          <table:table-cell table:style-name="Таблиця1.B2" office:value-type="string">
            <text:p text:style-name="P52">загубитися</text:p>
          </table:table-cell>
        </table:table-row>
        <table:table-row>
          <table:table-cell table:style-name="Таблиця1.A2" office:value-type="string">
            <text:p text:style-name="P69">obviously</text:p>
          </table:table-cell>
          <table:table-cell table:style-name="Таблиця1.B2" office:value-type="string">
            <text:p text:style-name="P58">очевидно</text:p>
          </table:table-cell>
        </table:table-row>
        <table:table-row>
          <table:table-cell table:style-name="Таблиця1.A2" office:value-type="string">
            <text:p text:style-name="P69">gradually</text:p>
          </table:table-cell>
          <table:table-cell table:style-name="Таблиця1.B2" office:value-type="string">
            <text:p text:style-name="P58">поступово</text:p>
          </table:table-cell>
        </table:table-row>
        <table:table-row>
          <table:table-cell table:style-name="Таблиця1.A2" office:value-type="string">
            <text:p text:style-name="P69">come up</text:p>
          </table:table-cell>
          <table:table-cell table:style-name="Таблиця1.B2" office:value-type="string">
            <text:p text:style-name="P57">підійти</text:p>
          </table:table-cell>
        </table:table-row>
        <table:table-row>
          <table:table-cell table:style-name="Таблиця1.A2" office:value-type="string">
            <text:p text:style-name="P68">i feel quite frightened</text:p>
          </table:table-cell>
          <table:table-cell table:style-name="Таблиця1.B2" office:value-type="string">
            <text:p text:style-name="P59">я поч<text:span text:style-name="T7">у</text:span>ваюся досить наляканим</text:p>
          </table:table-cell>
        </table:table-row>
        <table:table-row>
          <table:table-cell table:style-name="Таблиця1.A2" office:value-type="string">
            <text:p text:style-name="P67">since then</text:p>
          </table:table-cell>
          <table:table-cell table:style-name="Таблиця1.B2" office:value-type="string">
            <text:p text:style-name="P60">відтоді</text:p>
          </table:table-cell>
        </table:table-row>
        <table:table-row>
          <table:table-cell table:style-name="Таблиця1.A2" office:value-type="string">
            <text:p text:style-name="P66">get merried</text:p>
          </table:table-cell>
          <table:table-cell table:style-name="Таблиця1.B2" office:value-type="string">
            <text:p text:style-name="P49">одружуватися</text:p>
          </table:table-cell>
        </table:table-row>
        <table:table-row>
          <table:table-cell table:style-name="Таблиця1.A2" office:value-type="string">
            <text:p text:style-name="P65">die away</text:p>
          </table:table-cell>
          <table:table-cell table:style-name="Таблиця1.B2" office:value-type="string">
            <text:p text:style-name="P50">стихати</text:p>
          </table:table-cell>
        </table:table-row>
        <table:table-row>
          <table:table-cell table:style-name="Таблиця1.A2" office:value-type="string">
            <text:p text:style-name="P64">edge out </text:p>
          </table:table-cell>
          <table:table-cell table:style-name="Таблиця1.B2" office:value-type="string">
            <text:p text:style-name="P61">витісняти</text:p>
          </table:table-cell>
        </table:table-row>
        <table:table-row>
          <table:table-cell table:style-name="Таблиця1.A2" office:value-type="string">
            <text:p text:style-name="P22">Low line <text:span text:style-name="T2"><text:tab/><text:tab/><text:tab/></text:span></text:p>
          </table:table-cell>
          <table:table-cell table:style-name="Таблиця1.B2" office:value-type="string">
            <text:p text:style-name="P25">видимий пробіл</text:p>
          </table:table-cell>
        </table:table-row>
        <table:table-row>
          <table:table-cell table:style-name="Таблиця1.A2" office:value-type="string">
            <text:p text:style-name="P21">hus<text:span text:style-name="T2"><text:tab/></text:span> <text:span text:style-name="T2"><text:tab/><text:tab/><text:tab/></text:span></text:p>
          </table:table-cell>
          <table:table-cell table:style-name="Таблиця1.B2" office:value-type="string">
            <text:p text:style-name="P26">таким чином</text:p>
          </table:table-cell>
        </table:table-row>
        <table:table-row>
          <table:table-cell table:style-name="Таблиця1.A2" office:value-type="string">
            <text:p text:style-name="P20">even if <text:span text:style-name="T2"><text:tab/><text:tab/><text:tab/></text:span></text:p>
          </table:table-cell>
          <table:table-cell table:style-name="Таблиця1.B2" office:value-type="string">
            <text:p text:style-name="P27">навіть якщо</text:p>
          </table:table-cell>
        </table:table-row>
        <table:table-row>
          <table:table-cell table:style-name="Таблиця1.A2" office:value-type="string">
            <text:p text:style-name="P19">forbid <text:span text:style-name="T2"><text:tab/><text:tab/><text:tab/><text:tab/></text:span></text:p>
          </table:table-cell>
          <table:table-cell table:style-name="Таблиця1.B2" office:value-type="string">
            <text:p text:style-name="P28">забороняти</text:p>
          </table:table-cell>
        </table:table-row>
        <table:table-row>
          <table:table-cell table:style-name="Таблиця1.A2" office:value-type="string">
            <text:p text:style-name="P18">mismatch <text:span text:style-name="T2"><text:tab/><text:tab/><text:tab/></text:span></text:p>
          </table:table-cell>
          <table:table-cell table:style-name="Таблиця1.B2" office:value-type="string">
            <text:p text:style-name="P29">невідповідність</text:p>
          </table:table-cell>
        </table:table-row>
        <table:table-row>
          <table:table-cell table:style-name="Таблиця1.A2" office:value-type="string">
            <text:p text:style-name="P17">decision <text:span text:style-name="T2"><text:tab/><text:tab/><text:tab/></text:span></text:p>
          </table:table-cell>
          <table:table-cell table:style-name="Таблиця1.B2" office:value-type="string">
            <text:p text:style-name="P30">рішення</text:p>
          </table:table-cell>
        </table:table-row>
        <table:table-row>
          <table:table-cell table:style-name="Таблиця1.A2" office:value-type="string">
            <text:p text:style-name="P16">encourage <text:span text:style-name="T2"><text:tab/><text:tab/><text:tab/></text:span></text:p>
          </table:table-cell>
          <table:table-cell table:style-name="Таблиця1.B2" office:value-type="string">
            <text:p text:style-name="P31">заохочувати</text:p>
          </table:table-cell>
        </table:table-row>
        <table:table-row>
          <table:table-cell table:style-name="Таблиця1.A2" office:value-type="string">
            <text:p text:style-name="P15">caveat <text:span text:style-name="T2"><text:tab/><text:tab/><text:tab/><text:tab/></text:span></text:p>
          </table:table-cell>
          <table:table-cell table:style-name="Таблиця1.B2" office:value-type="string">
            <text:p text:style-name="P32">застереження</text:p>
          </table:table-cell>
        </table:table-row>
        <table:table-row>
          <table:table-cell table:style-name="Таблиця1.A2" office:value-type="string">
            <text:p text:style-name="P14">regardless of <text:span text:style-name="T2"><text:tab/><text:tab/><text:tab/></text:span></text:p>
          </table:table-cell>
          <table:table-cell table:style-name="Таблиця1.B2" office:value-type="string">
            <text:p text:style-name="P33">незважаючи на </text:p>
          </table:table-cell>
        </table:table-row>
        <table:table-row>
          <table:table-cell table:style-name="Таблиця1.A2" office:value-type="string">
            <text:p text:style-name="P13">chunk <text:span text:style-name="T2"><text:tab/><text:tab/><text:tab/><text:tab/></text:span></text:p>
          </table:table-cell>
          <table:table-cell table:style-name="Таблиця1.B2" office:value-type="string">
            <text:p text:style-name="P34">шматок</text:p>
          </table:table-cell>
        </table:table-row>
        <table:table-row>
          <table:table-cell table:style-name="Таблиця1.A2" office:value-type="string">
            <text:p text:style-name="P12">assume <text:span text:style-name="T2"><text:tab/><text:tab/><text:tab/></text:span></text:p>
          </table:table-cell>
          <table:table-cell table:style-name="Таблиця1.B2" office:value-type="string">
            <text:p text:style-name="P35">допускати</text:p>
          </table:table-cell>
        </table:table-row>
        <table:table-row>
          <table:table-cell table:style-name="Таблиця1.A2" office:value-type="string">
            <text:p text:style-name="P2">so that <text:span text:style-name="T2"><text:tab/><text:tab/><text:tab/><text:tab/></text:span></text:p>
          </table:table-cell>
          <table:table-cell table:style-name="Таблиця1.B2" office:value-type="string">
            <text:p text:style-name="P36">так що</text:p>
          </table:table-cell>
        </table:table-row>
        <table:table-row>
          <table:table-cell table:style-name="Таблиця1.A2" office:value-type="string">
            <text:p text:style-name="P3"><text:span text:style-name="T24">i</text:span>n the form mentioned above </text:p>
          </table:table-cell>
          <table:table-cell table:style-name="Таблиця1.B2" office:value-type="string">
            <text:p text:style-name="P37">у формі згаданій вище</text:p>
          </table:table-cell>
        </table:table-row>
        <table:table-row>
          <table:table-cell table:style-name="Таблиця1.A2" office:value-type="string">
            <text:p text:style-name="P4"><text:span text:style-name="T24">t</text:span>ake a while <text:span text:style-name="T2"><text:tab/><text:tab/><text:tab/></text:span></text:p>
          </table:table-cell>
          <table:table-cell table:style-name="Таблиця1.B2" office:value-type="string">
            <text:p text:style-name="P38">займати час</text:p>
          </table:table-cell>
        </table:table-row>
        <table:table-row>
          <table:table-cell table:style-name="Таблиця1.A2" office:value-type="string">
            <text:p text:style-name="P5">diverge <text:span text:style-name="T2"><text:tab/><text:tab/><text:tab/></text:span></text:p>
          </table:table-cell>
          <table:table-cell table:style-name="Таблиця1.B2" office:value-type="string">
            <text:p text:style-name="P24">розходитися</text:p>
          </table:table-cell>
        </table:table-row>
        <table:table-row>
          <table:table-cell table:style-name="Таблиця1.A2" office:value-type="string">
            <text:p text:style-name="P23"><text:span text:style-name="T23">i</text:span>mpact <text:span text:style-name="T8"><text:tab/><text:tab/><text:tab/></text:span></text:p>
          </table:table-cell>
          <table:table-cell table:style-name="Таблиця1.B2" office:value-type="string">
            <text:p text:style-name="P24">вплив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9">occasionally </text:span></text:span><text:span text:style-name="Source_20_Text"><text:span text:style-name="T10"><text:tab/><text:tab/><text:tab/></text:span></text:span></text:p>
          </table:table-cell>
          <table:table-cell table:style-name="Таблиця1.B2" office:value-type="string">
            <text:p text:style-name="P44"><text:span text:style-name="Source_20_Text"><text:span text:style-name="T9"><text:s/>іноді</text:span></text:span>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16">as well<text:tab/></text:span></text:span><text:span text:style-name="Source_20_Text"><text:span text:style-name="T10"><text:tab/><text:tab/><text:tab/></text:span></text:span></text:p>
          </table:table-cell>
          <table:table-cell table:style-name="Таблиця1.B2" office:value-type="string">
            <text:p text:style-name="P44"><text:span text:style-name="Source_20_Text"><text:span text:style-name="T11">так само</text:span></text:span>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17">due to the fact that </text:span></text:span><text:span text:style-name="Source_20_Text"><text:span text:style-name="T10"><text:tab/><text:tab/></text:span></text:span></text:p>
          </table:table-cell>
          <table:table-cell table:style-name="Таблиця1.B2" office:value-type="string">
            <text:p text:style-name="P44"><text:span text:style-name="Source_20_Text"><text:span text:style-name="T12">з огляду на те, що</text:span></text:span>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18">guess </text:span></text:span><text:span text:style-name="Source_20_Text"><text:span text:style-name="T10"><text:tab/><text:tab/><text:tab/><text:tab/></text:span></text:span></text:p>
          </table:table-cell>
          <table:table-cell table:style-name="Таблиця1.B2" office:value-type="string">
            <text:p text:style-name="P44"><text:span text:style-name="Source_20_Text"><text:span text:style-name="T13">здогадуватися</text:span></text:span>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19">only </text:span></text:span><text:span text:style-name="Source_20_Text"><text:span text:style-name="T20">a vague idea of smth. </text:span></text:span><text:span text:style-name="Source_20_Text"><text:span text:style-name="T10"><text:tab/></text:span></text:span></text:p>
          </table:table-cell>
          <table:table-cell table:style-name="Таблиця1.B2" office:value-type="string">
            <text:p text:style-name="P44"><text:span text:style-name="Source_20_Text"><text:span text:style-name="T14">тільки </text:span></text:span><text:span text:style-name="Source_20_Text"><text:span text:style-name="T15">туманна ідея про</text:span></text:span></text:p>
          </table:table-cell>
        </table:table-row>
        <table:table-row>
          <table:table-cell table:style-name="Таблиця1.A2" office:value-type="string">
            <text:p text:style-name="P7"><text:span text:style-name="T25">t</text:span>o no purpose <text:span text:style-name="T2"><text:tab/><text:tab/><text:tab/></text:span></text:p>
          </table:table-cell>
          <table:table-cell table:style-name="Таблиця1.B2" office:value-type="string">
            <text:p text:style-name="P39">даремно</text:p>
          </table:table-cell>
        </table:table-row>
        <table:table-row>
          <table:table-cell table:style-name="Таблиця1.A2" office:value-type="string">
            <text:p text:style-name="P7"><text:span text:style-name="Strong_20_Emphasis">on purpose</text:span> <text:span text:style-name="T2"><text:tab/><text:tab/><text:tab/></text:span></text:p>
          </table:table-cell>
          <table:table-cell table:style-name="Таблиця1.B2" office:value-type="string">
            <text:p text:style-name="P39">навмисне</text:p>
          </table:table-cell>
        </table:table-row>
        <table:table-row>
          <table:table-cell table:style-name="Таблиця1.A2" office:value-type="string">
            <text:p text:style-name="P8"><text:span text:style-name="T24">l</text:span>inear in the number of <text:span text:style-name="T2"><text:tab/></text:span></text:p>
          </table:table-cell>
          <table:table-cell table:style-name="Таблиця1.B2" office:value-type="string">
            <text:p text:style-name="P40">лінійна залежить від</text:p>
          </table:table-cell>
        </table:table-row>
        <table:table-row>
          <table:table-cell table:style-name="Таблиця1.A2" office:value-type="string">
            <text:p text:style-name="P9">beforehand <text:span text:style-name="T2"><text:tab/><text:tab/><text:tab/></text:span></text:p>
          </table:table-cell>
          <table:table-cell table:style-name="Таблиця1.B2" office:value-type="string">
            <text:p text:style-name="P41">заздалегідь</text:p>
          </table:table-cell>
        </table:table-row>
        <table:table-row>
          <table:table-cell table:style-name="Таблиця1.A2" office:value-type="string">
            <text:p text:style-name="P10"><text:span text:style-name="T22">i</text:span>ncurse <text:span text:style-name="T2"><text:tab/><text:tab/><text:tab/></text:span></text:p>
          </table:table-cell>
          <table:table-cell table:style-name="Таблиця1.B2" office:value-type="string">
            <text:p text:style-name="P42">бере на себе</text:p>
          </table:table-cell>
        </table:table-row>
        <table:table-row>
          <table:table-cell table:style-name="Таблиця1.A2" office:value-type="string">
            <text:p text:style-name="P11">overhead <text:span text:style-name="T2"><text:tab/><text:tab/><text:tab/></text:span></text:p>
          </table:table-cell>
          <table:table-cell table:style-name="Таблиця1.B2" office:value-type="string">
            <text:p text:style-name="P43">накладні витрати</text:p>
          </table:table-cell>
        </table:table-row>
        <table:table-row>
          <table:table-cell table:style-name="Таблиця1.A2" office:value-type="string">
            <text:p text:style-name="P62">inspire</text:p>
          </table:table-cell>
          <table:table-cell table:style-name="Таблиця1.B2" office:value-type="string">
            <text:p text:style-name="P54">надихати</text:p>
          </table:table-cell>
        </table:table-row>
        <table:table-row>
          <table:table-cell table:style-name="Таблиця1.A2" office:value-type="string">
            <text:p text:style-name="P62">be applicable to </text:p>
          </table:table-cell>
          <table:table-cell table:style-name="Таблиця1.B2" office:value-type="string">
            <text:p text:style-name="P52">відноситься до</text:p>
          </table:table-cell>
        </table:table-row>
        <table:table-row>
          <table:table-cell table:style-name="Таблиця1.A2" office:value-type="string">
            <text:p text:style-name="P63">considerations</text:p>
          </table:table-cell>
          <table:table-cell table:style-name="Таблиця1.B2" office:value-type="string">
            <text:p text:style-name="P46">міркування</text:p>
          </table:table-cell>
        </table:table-row>
        <table:table-row>
          <table:table-cell table:style-name="Таблиця1.A2" office:value-type="string">
            <text:p text:style-name="P63">perceive</text:p>
          </table:table-cell>
          <table:table-cell table:style-name="Таблиця1.B2" office:value-type="string">
            <text:p text:style-name="P53">сприймати</text:p>
          </table:table-cell>
        </table:table-row>
        <table:table-row>
          <table:table-cell table:style-name="Таблиця1.A2" office:value-type="string">
            <text:p text:style-name="P63">disappoint</text:p>
          </table:table-cell>
          <table:table-cell table:style-name="Таблиця1.B2" office:value-type="string">
            <text:p text:style-name="P46">розчаровувати</text:p>
          </table:table-cell>
        </table:table-row>
        <table:table-row>
          <table:table-cell table:style-name="Таблиця1.A2" office:value-type="string">
            <text:p text:style-name="P63"><text:span text:style-name="T21">waste</text:span> of time</text:p>
          </table:table-cell>
          <table:table-cell table:style-name="Таблиця1.B2" office:value-type="string">
            <text:p text:style-name="P54">трата часу</text:p>
          </table:table-cell>
        </table:table-row>
        <table:table-row>
          <table:table-cell table:style-name="Таблиця1.A2" office:value-type="string">
            <text:p text:style-name="P73">especially / particularly</text:p>
          </table:table-cell>
          <table:table-cell table:style-name="Таблиця1.B2" office:value-type="string">
            <text:p text:style-name="P51">особливо</text:p>
          </table:table-cell>
        </table:table-row>
        <table:table-row>
          <table:table-cell table:style-name="Таблиця1.A2" office:value-type="string">
            <text:p text:style-name="P74">impression</text:p>
          </table:table-cell>
          <table:table-cell table:style-name="Таблиця1.B2" office:value-type="string">
            <text:p text:style-name="P78">враження</text:p>
          </table:table-cell>
        </table:table-row>
        <table:table-row>
          <table:table-cell table:style-name="Таблиця1.A2" office:value-type="string">
            <text:p text:style-name="P75">in particular</text:p>
          </table:table-cell>
          <table:table-cell table:style-name="Таблиця1.B2" office:value-type="string">
            <text:p text:style-name="P79">зокрема</text:p>
          </table:table-cell>
        </table:table-row>
        <table:table-row>
          <table:table-cell table:style-name="Таблиця1.A2" office:value-type="string">
            <text:p text:style-name="P76">indeed</text:p>
          </table:table-cell>
          <table:table-cell table:style-name="Таблиця1.B2" office:value-type="string">
            <text:p text:style-name="P80">дійсно</text:p>
          </table:table-cell>
        </table:table-row>
        <table:table-row>
          <table:table-cell table:style-name="Таблиця1.A2" office:value-type="string">
            <text:p text:style-name="P76">substitute</text:p>
          </table:table-cell>
          <table:table-cell table:style-name="Таблиця1.B2" office:value-type="string">
            <text:p text:style-name="P80">замінник</text:p>
          </table:table-cell>
        </table:table-row>
        <table:table-row>
          <table:table-cell table:style-name="Таблиця1.A2" office:value-type="string">
            <text:p text:style-name="P76">false impression</text:p>
          </table:table-cell>
          <table:table-cell table:style-name="Таблиця1.B2" office:value-type="string">
            <text:p text:style-name="P80">оманливе враження</text:p>
          </table:table-cell>
        </table:table-row>
        <table:table-row>
          <table:table-cell table:style-name="Таблиця1.A2" office:value-type="string">
            <text:p text:style-name="P77">precisely / exactly</text:p>
          </table:table-cell>
          <table:table-cell table:style-name="Таблиця1.B2" office:value-type="string">
            <text:p text:style-name="P81">точно</text:p>
          </table:table-cell>
        </table:table-row>
        <table:table-row>
          <table:table-cell table:style-name="Таблиця1.A2" office:value-type="string">
            <text:p text:style-name="P77"/>
          </table:table-cell>
          <table:table-cell table:style-name="Таблиця1.B2" office:value-type="string">
            <text:p text:style-name="P54"/>
          </table:table-cell>
        </table:table-row>
        <table:table-row>
          <table:table-cell table:style-name="Таблиця1.A2" office:value-type="string">
            <text:p text:style-name="P63"/>
          </table:table-cell>
          <table:table-cell table:style-name="Таблиця1.B2" office:value-type="string">
            <text:p text:style-name="P54"/>
          </table:table-cell>
        </table:table-row>
        <table:table-row>
          <table:table-cell table:style-name="Таблиця1.A2" office:value-type="string">
            <text:p text:style-name="P63"/>
          </table:table-cell>
          <table:table-cell table:style-name="Таблиця1.B2" office:value-type="string">
            <text:p text:style-name="P54"/>
          </table:table-cell>
        </table:table-row>
        <table:table-row>
          <table:table-cell table:style-name="Таблиця1.A2" office:value-type="string">
            <text:p text:style-name="P63"/>
          </table:table-cell>
          <table:table-cell table:style-name="Таблиця1.B2" office:value-type="string">
            <text:p text:style-name="P54"/>
          </table:table-cell>
        </table:table-row>
        <table:table-row>
          <table:table-cell table:style-name="Таблиця1.A2" office:value-type="string">
            <text:p text:style-name="P63"/>
          </table:table-cell>
          <table:table-cell table:style-name="Таблиця1.B2" office:value-type="string">
            <text:p text:style-name="P54"/>
          </table:table-cell>
        </table:table-row>
        <table:table-row>
          <table:table-cell table:style-name="Таблиця1.A2" office:value-type="string">
            <text:p text:style-name="P63"/>
          </table:table-cell>
          <table:table-cell table:style-name="Таблиця1.B2" office:value-type="string">
            <text:p text:style-name="P54"/>
          </table:table-cell>
        </table:table-row>
        <table:table-row>
          <table:table-cell table:style-name="Таблиця1.A2" office:value-type="string">
            <text:p text:style-name="P63"/>
          </table:table-cell>
          <table:table-cell table:style-name="Таблиця1.B2" office:value-type="string">
            <text:p text:style-name="P54"/>
          </table:table-cell>
        </table:table-row>
        <table:table-row>
          <table:table-cell table:style-name="Таблиця1.A2" office:value-type="string">
            <text:p text:style-name="P63"/>
          </table:table-cell>
          <table:table-cell table:style-name="Таблиця1.B2" office:value-type="string">
            <text:p text:style-name="P54"/>
          </table:table-cell>
        </table:table-row>
        <table:table-row>
          <table:table-cell table:style-name="Таблиця1.A2" office:value-type="string">
            <text:p text:style-name="P63"/>
          </table:table-cell>
          <table:table-cell table:style-name="Таблиця1.B2" office:value-type="string">
            <text:p text:style-name="P54"/>
          </table:table-cell>
        </table:table-row>
        <table:table-row>
          <table:table-cell table:style-name="Таблиця1.A2" office:value-type="string">
            <text:p text:style-name="P63"/>
          </table:table-cell>
          <table:table-cell table:style-name="Таблиця1.B2" office:value-type="string">
            <text:p text:style-name="P54"/>
          </table:table-cell>
        </table:table-row>
        <table:table-row>
          <table:table-cell table:style-name="Таблиця1.A2" office:value-type="string">
            <text:p text:style-name="P63"/>
          </table:table-cell>
          <table:table-cell table:style-name="Таблиця1.B2" office:value-type="string">
            <text:p text:style-name="P54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harkiv </meta:initial-creator>
    <meta:creation-date>2017-02-24T09:57:13.413349646</meta:creation-date>
    <dc:date>2017-03-17T18:40:25.717000000</dc:date>
    <meta:editing-duration>PT4H34M54S</meta:editing-duration>
    <meta:editing-cycles>40</meta:editing-cycles>
    <meta:generator>LibreOffice/5.2.6.2$Windows_X86_64 LibreOffice_project/a3100ed2409ebf1c212f5048fbe377c281438fdc</meta:generator>
    <meta:print-date>2017-03-17T07:56:00.505000000</meta:print-date>
    <meta:document-statistic meta:table-count="1" meta:image-count="0" meta:object-count="0" meta:page-count="2" meta:paragraph-count="138" meta:word-count="240" meta:character-count="1618" meta:non-whitespace-character-count="1405"/>
  </office:meta>
</office:document-meta>
</file>